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245cm" fo:margin-right="0cm" fo:text-indent="0cm" style:auto-text-indent="false"/>
    </style:style>
    <style:style style:name="P3" style:family="paragraph" style:parent-style-name="Standard">
      <style:paragraph-properties fo:margin-left="1.245cm" fo:margin-right="0cm" fo:text-indent="0cm" style:auto-text-indent="false"/>
      <style:text-properties fo:font-style="italic" style:font-style-asian="italic" style:font-style-complex="italic"/>
    </style:style>
    <style:style style:name="P4" style:family="paragraph" style:parent-style-name="Standard">
      <style:paragraph-properties fo:margin-left="1.245cm" fo:margin-right="0cm" fo:text-indent="0cm" style:auto-text-indent="false"/>
      <style:text-properties fo:font-style="italic" fo:font-weight="bold" style:font-style-asian="italic" style:font-weight-asian="bold" style:font-style-complex="italic" style:font-weight-complex="bold"/>
    </style:style>
    <style:style style:name="P5" style:family="paragraph" style:parent-style-name="Standard">
      <style:paragraph-properties fo:margin-left="1.245cm" fo:margin-right="0cm" fo:text-indent="0cm" style:auto-text-indent="false"/>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Standard">
      <style:paragraph-properties fo:margin-left="2.491cm" fo:margin-right="0cm" fo:text-indent="0cm" style:auto-text-indent="false"/>
    </style:style>
    <style:style style:name="P9" style:family="paragraph" style:parent-style-name="Standard">
      <style:paragraph-properties fo:margin-left="2.491cm" fo:margin-right="0cm" fo:text-indent="0cm" style:auto-text-indent="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h=cpu-type </text:p>
      <text:p text:style-name="P5">Generate instructions for the machine type cpu-type. The choices for cpu-type are the same as for -mtune. Moreover, specifying -march=cpu-type implies -mtune=cpu-type.</text:p>
      <text:p text:style-name="P1"/>
      <text:p text:style-name="P1"/>
      <text:p text:style-name="P1">-mtune=cpu-type</text:p>
      <text:p text:style-name="P2">Tune to cpu-type everything applicable about the generated code, except for the ABI and the set of available instructions. The choices for cpu-type are: </text:p>
      <text:p text:style-name="P2"/>
      <text:p text:style-name="P2"><text:span text:style-name="T1">generic</text:span> </text:p>
      <text:p text:style-name="P2">Produce code optimized for the most common IA32/AMD64/EM64T processors. If you know the CPU on which your code will run, then you should use the corresponding -mtune option instead of -mtune=generic. But, if you do not know exactly what CPU users of your application will have, then you should use this option. </text:p>
      <text:p text:style-name="P2"/>
      <text:p text:style-name="P2">As new processors are deployed in the marketplace, the behavior of this option will change. Therefore, if you upgrade to a newer version of GCC , the code generated option will change to reflect the processors that were most common when that version of GCC was released. </text:p>
      <text:p text:style-name="P2"/>
      <text:p text:style-name="P2">There is no -march=generic option because -march indicates the instruction set the compiler can use, and there is no generic instruction set applicable to all processors. In contrast, -mtune indicates the processor (or, in this case, collection of processors) for which the code is optimized. While picking a specific cpu-type will schedule things appropriately for that particular chip, the compiler will not generate any code that does not run on the i386 without the -march=cpu-type option being used.</text:p>
      <text:p text:style-name="P2">(dejo solo las explicaciones de los dos más importantes)</text:p>
      <text:p text:style-name="P2"/>
      <text:p text:style-name="P3">i386 </text:p>
      <text:p text:style-name="P3">i486 </text:p>
      <text:p text:style-name="P3">i586, pentium <text:s/></text:p>
      <text:p text:style-name="P3">pentium-mmx <text:s/></text:p>
      <text:p text:style-name="P3">pentiumpro <text:s/></text:p>
      <text:p text:style-name="P4">i686 </text:p>
      <text:p text:style-name="P9">Same as "generic", but when used as "march" option, PentiumPro instruction set will be used, so the code will run on all i686 familly chips. </text:p>
      <text:p text:style-name="P3">pentium2 <text:s/></text:p>
      <text:p text:style-name="P3">pentium3, pentium3m </text:p>
      <text:p text:style-name="P3">pentium-m </text:p>
      <text:p text:style-name="P3">pentium4, pentium4m <text:s/></text:p>
      <text:p text:style-name="P3">prescott </text:p>
      <text:p text:style-name="P3">nocona </text:p>
      <text:p text:style-name="P4">core2 </text:p>
      <text:p text:style-name="P9">Intel Core2 CPU with 64-bit extensions, MMX , SSE , SSE2 , SSE3 and SSSE3 instruction set support. </text:p>
      <text:p text:style-name="P2">k6 <text:s/></text:p>
      <text:p text:style-name="P2">k6-2, k6-3 </text:p>
      <text:p text:style-name="P2">athlon, athlon-tbird </text:p>
      <text:p text:style-name="P2">athlon-4, athlon-xp, athlon-mp </text:p>
      <text:p text:style-name="P2">k8, opteron, athlon64, athlon-fx </text:p>
      <text:p text:style-name="P2">amdfam10 </text:p>
      <text:p text:style-name="P2">AMD Family 10 core based CPUs with x86-64 instruction set support. (This supersets MMX , SSE , SSE2 , SSE3 , SSE4A , 3dNOW!, enhanced 3dNOW!, ABM and 64-bit <text:soft-page-break/>instruction set extensions.) </text:p>
      <text:p text:style-name="P2">winchip-c6 </text:p>
      <text:p text:style-name="P2">winchip2 </text:p>
      <text:p text:style-name="P2">c3 </text:p>
      <text:p text:style-name="P2">c3-2 </text:p>
      <text:p text:style-name="P6"/>
      <text:p text:style-name="P2"/>
      <text:p text:style-name="P6"><text:span text:style-name="T2">-mfpmath=unit</text:span> </text:p>
      <text:p text:style-name="P2">Generate floating point arithmetics for selected unit unit. The choices for unit are: </text:p>
      <text:p text:style-name="P2">387 </text:p>
      <text:p text:style-name="P2"/>
      <text:p text:style-name="P8">Use the standard 387 floating point coprocessor present majority of chips and emulated otherwise. Code compiled with this option will run almost everywhere. The temporary results are computed in 80bit precision instead of precision specified by the type resulting in slightly different results compared to most of other chips. See -ffloat-store for more detailed description. </text:p>
      <text:p text:style-name="P9">This is the default choice for i386 compiler. </text:p>
      <text:p text:style-name="P8"/>
      <text:p text:style-name="P2">sse </text:p>
      <text:p text:style-name="P8">Use scalar floating point instructions present in the SSE instruction set. This instruction set is supported by Pentium3 and newer chips, in the AMD line by Athlon-4, Athlon-xp and Athlon-mp chips. The earlier version of SSE instruction set supports only single precision arithmetics, thus the double and extended precision arithmetics is still done using 387. Later version, present only in Pentium4 and the future AMD x86-64 chips supports double precision arithmetics too. </text:p>
      <text:p text:style-name="P8">For the i386 compiler, you need to use -march=cpu-type, -msse or -msse2 switches to enable SSE extensions and make this option effective. For the x86-64 compiler, these extensions are enabled by default. </text:p>
      <text:p text:style-name="P2"/>
      <text:p text:style-name="P8"><text:span text:style-name="T2">The resulting code should be considerably faster</text:span> in the majority of cases and avoid the numerical instability problems of 387 code, but may break some existing code that expects temporaries to be 80bit. </text:p>
      <text:p text:style-name="P2"/>
      <text:p text:style-name="P9">This is the default choice for the x86-64 compiler. <text:span text:style-name="T3">(esto es porque todo procesador x86-64 soporta SSE).</text:span></text:p>
      <text:p text:style-name="P9"><text:span text:style-name="T3"/></text:p>
      <text:p text:style-name="P2">sse,387 </text:p>
      <text:p text:style-name="P8">Attempt to utilize both instruction sets at once. This effectively double the amount of available registers and on chips with separate execution units for 387 and SSE the execution resources too. Use this option with care, <text:span text:style-name="T2">as it is still experimental</text:span>, because the GCC register allocator does not model separate functional units well resulting in instable performance.</text:p>
      <text:p text:style-name="P8"/>
      <text:p text:style-name="P7"/>
      <text:p text:style-name="P7">-mmmx </text:p>
      <text:p text:style-name="P7">-mno-mmx </text:p>
      <text:p text:style-name="P7">-msse </text:p>
      <text:p text:style-name="P7">-mno-sse </text:p>
      <text:p text:style-name="P7">-msse2 </text:p>
      <text:p text:style-name="P7">-mno-sse2 </text:p>
      <text:p text:style-name="P7">-msse3 </text:p>
      <text:p text:style-name="P7">-mno-sse3 </text:p>
      <text:p text:style-name="P7"><text:soft-page-break/>-mssse3 </text:p>
      <text:p text:style-name="P7">-mno-ssse3 </text:p>
      <text:p text:style-name="P7">-msse4a </text:p>
      <text:p text:style-name="P7">-mno-sse4a </text:p>
      <text:p text:style-name="P7">-m3dnow </text:p>
      <text:p text:style-name="P7">-mno-3dnow </text:p>
      <text:p text:style-name="P7">-mpopcnt </text:p>
      <text:p text:style-name="P7">-mno-popcnt </text:p>
      <text:p text:style-name="P7">-mabm </text:p>
      <text:p text:style-name="P7">-mno-abm </text:p>
      <text:p text:style-name="P2">These switches enable or disable the use of instructions in the MMX , SSE , SSE2 or 3DNow! extended instruction sets. These extensions are also available as built-in functions: see X86 Built-in Functions, for details of the functions enabled and disabled by these switches. </text:p>
      <text:p text:style-name="P2"/>
      <text:p text:style-name="P2">To have SSE/SSE2 instructions generated automatically from floating-point code (as opposed to 387 instructions), see -mfpmath=sse. </text:p>
      <text:p text:style-name="P2"/>
      <text:p text:style-name="P2">These options will enable GCC to use these extended instructions in generated code, even without -mfpmath=sse. Applications which perform runtime CPU detection must compile separate files for each supported architecture, using the appropriate flags. In particular, the file containing the CPU detection code should be compiled without these o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13M18S</meta:editing-duration>
    <meta:editing-cycles>4</meta:editing-cycles>
    <meta:generator>LibreOffice/3.3$Win32 LibreOffice_project/330m19$Build-6</meta:generator>
    <dc:date>2011-03-23T00:36:48.47</dc:date>
    <dc:creator>Óscar Domínguez Corbalán</dc:creator>
    <meta:document-statistic meta:table-count="0" meta:image-count="0" meta:object-count="0" meta:page-count="3" meta:paragraph-count="68" meta:word-count="761" meta:character-count="5005"/>
    <meta:user-defined meta:name="Info 1"/>
    <meta:user-defined meta:name="Info 2"/>
    <meta:user-defined meta:name="Info 3"/>
    <meta:user-defined meta:name="Info 4"/>
  </office:meta>
</office:document-meta>
</file>